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ffff00" fo:padding="0.097cm" fo:border="0.05pt solid #000000">
        <style:background-image/>
      </style:table-cell-properties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5.001cm"/>
    </style:style>
    <style:style style:name="Table9.B" style:family="table-column">
      <style:table-column-properties style:column-width="12.012cm"/>
    </style:style>
    <style:style style:name="Table9.A1" style:family="table-cell">
      <style:table-cell-properties fo:padding="0.097cm" fo:border-left="none" fo:border-right="none" fo:border-top="0.05pt solid #000000" fo:border-bottom="0.05pt solid #000000"/>
    </style:style>
    <style:style style:name="Table9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A2" style:family="table-cell">
      <style:table-cell-properties fo:padding="0.097cm" fo:border-left="none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A8" style:family="table-cell">
      <style:table-cell-properties fo:padding="0.097cm" fo:border="none"/>
    </style:style>
    <style:style style:name="Table9.B8" style:family="table-cell">
      <style:table-cell-properties fo:padding="0.097cm" fo:border-left="0.05pt solid #000000" fo:border-right="none" fo:border-top="none" fo:border-bottom="none"/>
    </style:style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00" fo:padding="0.097cm" fo:border="0.05pt solid #000000">
        <style:background-image/>
      </style:table-cell-properties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196cm"/>
    </style:style>
    <style:style style:name="Table7.B" style:family="table-column">
      <style:table-column-properties style:column-width="2.66cm"/>
    </style:style>
    <style:style style:name="Table7.C" style:family="table-column">
      <style:table-column-properties style:column-width="2.429cm"/>
    </style:style>
    <style:style style:name="Table7.E" style:family="table-column">
      <style:table-column-properties style:column-width="2.775cm"/>
    </style:style>
    <style:style style:name="Table7.F" style:family="table-column">
      <style:table-column-properties style:column-width="2.619cm"/>
    </style:style>
    <style:style style:name="Table7.G" style:family="table-column">
      <style:table-column-properties style:column-width="1.905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style:vertical-align="middle"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196cm"/>
    </style:style>
    <style:style style:name="Table8.B" style:family="table-column">
      <style:table-column-properties style:column-width="2.66cm"/>
    </style:style>
    <style:style style:name="Table8.C" style:family="table-column">
      <style:table-column-properties style:column-width="2.429cm"/>
    </style:style>
    <style:style style:name="Table8.E" style:family="table-column">
      <style:table-column-properties style:column-width="2.775cm"/>
    </style:style>
    <style:style style:name="Table8.F" style:family="table-column">
      <style:table-column-properties style:column-width="2.619cm"/>
    </style:style>
    <style:style style:name="Table8.G" style:family="table-column">
      <style:table-column-properties style:column-width="1.90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Table3" style:family="table">
      <style:table-properties style:width="17.013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13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ffff00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2.462cm"/>
    </style:style>
    <style:style style:name="Table5.B" style:family="table-column">
      <style:table-column-properties style:column-width="4.55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2.462cm"/>
    </style:style>
    <style:style style:name="Table6.B" style:family="table-column">
      <style:table-column-properties style:column-width="4.55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ffff00" fo:padding="0.097cm" fo:border="0.05pt solid #000000">
        <style:background-image/>
      </style:table-cell-properties>
    </style:style>
    <style:style style:name="DiscentesLista" style:family="table">
      <style:table-properties style:width="17.013cm" fo:margin-left="0cm" table:align="left"/>
    </style:style>
    <style:style style:name="DiscentesLista.A" style:family="table-column">
      <style:table-column-properties style:column-width="9.26cm"/>
    </style:style>
    <style:style style:name="DiscentesLista.B" style:family="table-column">
      <style:table-column-properties style:column-width="3.757cm"/>
    </style:style>
    <style:style style:name="DiscentesLista.C" style:family="table-column">
      <style:table-column-properties style:column-width="3.995cm"/>
    </style:style>
    <style:style style:name="DiscentesLista.A1" style:family="table-cell">
      <style:table-cell-properties fo:padding="0.097cm" fo:border-left="0.05pt solid #000000" fo:border-right="none" fo:border-top="0.05pt solid #000000" fo:border-bottom="0.05pt solid #000000"/>
    </style:style>
    <style:style style:name="DiscentesLista.C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9.26cm"/>
    </style:style>
    <style:style style:name="Table4.B" style:family="table-column">
      <style:table-column-properties style:column-width="3.757cm"/>
    </style:style>
    <style:style style:name="Table4.C" style:family="table-column">
      <style:table-column-properties style:column-width="3.9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Standard">
      <style:text-properties fo:language="pt" fo:country="BR" officeooo:paragraph-rsid="00203abe"/>
    </style:style>
    <style:style style:name="P2" style:family="paragraph" style:parent-style-name="Standard">
      <style:paragraph-properties fo:line-height="100%" fo:text-align="justify" style:justify-single-word="false"/>
      <style:text-properties fo:language="pt" fo:country="BR" fo:font-weight="normal" officeooo:rsid="003e0367" officeooo:paragraph-rsid="006e14a6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language="pt" fo:country="BR" officeooo:paragraph-rsid="006ecb70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 officeooo:paragraph-rsid="006f3452"/>
    </style:style>
    <style:style style:name="P5" style:family="paragraph" style:parent-style-name="Standard">
      <style:paragraph-properties fo:line-height="115%"/>
      <style:text-properties fo:language="pt" fo:country="BR" officeooo:paragraph-rsid="007dbe7a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paragraph-rsid="006e14a6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paragraph-rsid="006f3452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paragraph-rsid="006f7f81"/>
    </style:style>
    <style:style style:name="P9" style:family="paragraph" style:parent-style-name="Standard">
      <style:paragraph-properties fo:text-align="center" style:justify-single-word="false"/>
      <style:text-properties fo:language="pt" fo:country="BR" fo:font-weight="bold" officeooo:rsid="006a1ea1" officeooo:paragraph-rsid="006e14a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pt" fo:country="BR" fo:font-weight="bold" officeooo:rsid="006a1ea1" officeooo:paragraph-rsid="006a1ea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pt" fo:country="BR" fo:font-weight="bold" officeooo:rsid="006a1ea1" officeooo:paragraph-rsid="001aff17" style:font-weight-asian="bold" style:font-weight-complex="bold"/>
    </style:style>
    <style:style style:name="P12" style:family="paragraph" style:parent-style-name="Standard">
      <style:paragraph-properties fo:line-height="115%"/>
      <style:text-properties fo:language="pt" fo:country="BR" fo:font-weight="bold" officeooo:rsid="001aff17" officeooo:paragraph-rsid="007dbe7a" style:font-weight-asian="bold" style:font-weight-complex="bold"/>
    </style:style>
    <style:style style:name="P13" style:family="paragraph" style:parent-style-name="Standard">
      <style:text-properties fo:language="pt" fo:country="BR" officeooo:paragraph-rsid="006a1ea1"/>
    </style:style>
    <style:style style:name="P14" style:family="paragraph" style:parent-style-name="Standard">
      <style:paragraph-properties fo:line-height="115%"/>
      <style:text-properties fo:language="pt" fo:country="BR" officeooo:rsid="001aff17" officeooo:paragraph-rsid="007dbe7a"/>
    </style:style>
    <style:style style:name="P15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93fd25"/>
    </style:style>
    <style:style style:name="P16" style:family="paragraph" style:parent-style-name="Standard">
      <style:text-properties fo:language="pt" fo:country="BR" officeooo:paragraph-rsid="001aff17"/>
    </style:style>
    <style:style style:name="P17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7c9142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7b992a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707d6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6f7f81" style:font-size-asian="10pt" style:font-size-complex="10pt"/>
    </style:style>
    <style:style style:name="P21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707d64" style:font-size-asian="10pt" style:font-size-complex="10pt"/>
    </style:style>
    <style:style style:name="P22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9ab607" style:font-name-asian="Times New Roman2" style:font-size-asian="12pt" style:language-asian="pt" style:country-asian="PT" style:font-name-complex="Arial1" style:font-size-complex="12pt"/>
    </style:style>
    <style:style style:name="P23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5pt" fo:font-weight="bold" officeooo:paragraph-rsid="009ab607" style:font-size-asian="4.34999990463257pt" style:font-weight-asian="bold" style:font-size-complex="5pt"/>
    </style:style>
    <style:style style:name="P24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14pt" fo:font-weight="bold" officeooo:paragraph-rsid="009ab607" style:font-size-asian="14pt" style:font-weight-asian="bold" style:font-size-complex="15pt"/>
    </style:style>
    <style:style style:name="P25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1" fo:font-size="14pt" fo:font-weight="bold" officeooo:paragraph-rsid="009ab607" style:font-size-asian="14pt" style:font-weight-asian="bold" style:font-size-complex="15pt"/>
    </style:style>
    <style:style style:name="P26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6pt" fo:font-weight="bold" officeooo:paragraph-rsid="009ab607" style:font-size-asian="5.25pt" style:font-weight-asian="bold" style:font-size-complex="6pt"/>
    </style:style>
    <style:style style:name="P27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9ab607" style:font-size-asian="14pt" style:font-weight-asian="bold" style:font-name-complex="Arial1" style:font-size-complex="14pt"/>
    </style:style>
    <style:style style:name="P28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9ab607"/>
    </style:style>
    <style:style style:name="P29" style:family="paragraph" style:parent-style-name="Footer">
      <style:paragraph-properties fo:line-height="115%" fo:text-align="justify" style:justify-single-word="false"/>
      <style:text-properties fo:font-size="12pt" fo:language="pt" fo:country="BR" officeooo:paragraph-rsid="0086d673" style:font-size-asian="12pt" style:font-size-complex="12pt"/>
    </style:style>
    <style:style style:name="P30" style:family="paragraph" style:parent-style-name="Footer">
      <style:paragraph-properties fo:line-height="115%" fo:text-align="justify" style:justify-single-word="false"/>
      <style:text-properties fo:font-size="12pt" fo:language="pt" fo:country="BR" officeooo:paragraph-rsid="008557c7" style:font-size-asian="12pt" style:font-size-complex="12pt"/>
    </style:style>
    <style:style style:name="P31" style:family="paragraph" style:parent-style-name="Footer">
      <style:paragraph-properties fo:line-height="115%" fo:text-align="justify" style:justify-single-word="false"/>
      <style:text-properties fo:font-size="12pt" fo:language="pt" fo:country="BR" officeooo:paragraph-rsid="00950a68" style:font-size-asian="12pt" style:font-size-complex="12pt"/>
    </style:style>
    <style:style style:name="P32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9a664c" style:font-size-asian="12pt" style:font-weight-asian="normal" style:font-size-complex="12pt" style:font-weight-complex="normal"/>
    </style:style>
    <style:style style:name="P33" style:family="paragraph" style:parent-style-name="Footer">
      <style:paragraph-properties fo:line-height="115%" fo:text-align="center" style:justify-single-word="false"/>
      <style:text-properties fo:font-size="12pt" officeooo:paragraph-rsid="009a664c" style:font-size-asian="12pt" style:font-size-complex="12pt"/>
    </style:style>
    <style:style style:name="P34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c9142" style:font-size-asian="10pt" style:font-size-complex="10pt"/>
    </style:style>
    <style:style style:name="P35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2f571" style:font-size-asian="10pt" style:font-size-complex="10pt"/>
    </style:style>
    <style:style style:name="P36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4f80d" style:font-size-asian="10pt" style:font-size-complex="10pt"/>
    </style:style>
    <style:style style:name="P37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59fe6" style:font-size-asian="10pt" style:font-size-complex="10pt"/>
    </style:style>
    <style:style style:name="P38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b992a" style:font-size-asian="10pt" style:font-size-complex="10pt"/>
    </style:style>
    <style:style style:name="P39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9a664c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fo:font-weight="bold" officeooo:rsid="006ecb70" officeooo:paragraph-rsid="006ecb70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fo:font-weight="bold" officeooo:rsid="006ecb70" officeooo:paragraph-rsid="006f3452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pt" fo:country="BR" fo:font-weight="bold" officeooo:rsid="006f7f81" officeooo:paragraph-rsid="006f7f81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3.752cm" fo:margin-right="0cm" fo:text-align="center" style:justify-single-word="false" fo:text-indent="0cm" style:auto-text-indent="false"/>
      <style:text-properties fo:language="pt" fo:country="BR" officeooo:rsid="001f7d39" officeooo:paragraph-rsid="009a664c"/>
    </style:style>
    <style:style style:name="P44" style:family="paragraph" style:parent-style-name="Heading_20_1">
      <style:paragraph-properties fo:text-align="end" style:justify-single-word="false"/>
      <style:text-properties fo:font-size="2pt" fo:language="pt" fo:country="BR" officeooo:paragraph-rsid="00a0abc8" style:font-size-asian="1.75pt" style:font-size-complex="2pt"/>
    </style:style>
    <style:style style:name="P45" style:family="paragraph" style:parent-style-name="Heading_20_1">
      <style:paragraph-properties fo:margin-top="0cm" fo:margin-bottom="0cm" loext:contextual-spacing="false" fo:text-align="end" style:justify-single-word="false"/>
      <style:text-properties fo:language="pt" fo:country="BR" officeooo:rsid="00a0abc8" officeooo:paragraph-rsid="00a0abc8"/>
    </style:style>
    <style:style style:name="P46" style:family="paragraph" style:parent-style-name="Standard">
      <style:text-properties fo:color="#5983b0" style:font-name="Times New Roman" fo:font-size="12pt" fo:font-weight="bold" officeooo:paragraph-rsid="00a0abc8" style:font-size-asian="12pt" style:font-weight-asian="bold" style:font-size-complex="12pt"/>
    </style:style>
    <style:style style:name="P47" style:family="paragraph" style:parent-style-name="Standard">
      <style:text-properties officeooo:paragraph-rsid="00a0abc8"/>
    </style:style>
    <style:style style:name="P48" style:family="paragraph" style:parent-style-name="Table_20_Contents">
      <style:text-properties fo:language="pt" fo:country="BR" officeooo:paragraph-rsid="00a0abc8"/>
    </style:style>
    <style:style style:name="T1" style:family="text">
      <style:text-properties fo:color="#4f81bd" style:font-name="Times New Roman1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1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970b51" style:font-name-asian="Calibri1" style:font-name-complex="Times New Roman2"/>
    </style:style>
    <style:style style:name="T4" style:family="text">
      <style:text-properties fo:language="pt" fo:country="BR" officeooo:rsid="001aff17"/>
    </style:style>
    <style:style style:name="T5" style:family="text">
      <style:text-properties fo:language="pt" fo:country="BR" officeooo:rsid="001ef013"/>
    </style:style>
    <style:style style:name="T6" style:family="text">
      <style:text-properties fo:language="pt" fo:country="BR" officeooo:rsid="001f7d39"/>
    </style:style>
    <style:style style:name="T7" style:family="text">
      <style:text-properties fo:language="pt" fo:country="BR" officeooo:rsid="002ff9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252d" style:font-weight-asian="bold" style:font-weight-complex="bold"/>
    </style:style>
    <style:style style:name="T10" style:family="text">
      <style:text-properties fo:font-weight="bold" officeooo:rsid="003e0367" style:font-weight-asian="bold" style:font-weight-complex="bold"/>
    </style:style>
    <style:style style:name="T11" style:family="text">
      <style:text-properties fo:font-weight="bold" officeooo:rsid="00522c63" style:font-weight-asian="bold" style:font-weight-complex="bold"/>
    </style:style>
    <style:style style:name="T12" style:family="text">
      <style:text-properties fo:font-weight="bold" officeooo:rsid="006a1ea1" style:font-weight-asian="bold" style:font-weight-complex="bold"/>
    </style:style>
    <style:style style:name="T13" style:family="text">
      <style:text-properties fo:font-weight="bold" officeooo:rsid="0092fb6b" style:font-weight-asian="bold" style:font-weight-complex="bold"/>
    </style:style>
    <style:style style:name="T14" style:family="text">
      <style:text-properties fo:font-weight="bold" officeooo:rsid="009601ae" style:font-weight-asian="bold" style:font-weight-complex="bold"/>
    </style:style>
    <style:style style:name="T15" style:family="text">
      <style:text-properties fo:font-weight="bold" officeooo:rsid="00950a68" style:font-weight-asian="bold" style:font-weight-complex="bold"/>
    </style:style>
    <style:style style:name="T16" style:family="text">
      <style:text-properties fo:font-weight="bold" officeooo:rsid="001e8de6" style:font-weight-asian="bold" style:font-weight-complex="bold"/>
    </style:style>
    <style:style style:name="T17" style:family="text">
      <style:text-properties fo:font-weight="bold" officeooo:rsid="0026929a" style:font-weight-asian="bold" style:font-weight-complex="bold"/>
    </style:style>
    <style:style style:name="T18" style:family="text">
      <style:text-properties fo:font-weight="bold" officeooo:rsid="003ac96b" style:font-weight-asian="bold" style:font-weight-complex="bold"/>
    </style:style>
    <style:style style:name="T19" style:family="text">
      <style:text-properties fo:font-weight="bold" officeooo:rsid="00314f83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_DdeLink__6415_4045591709"/><text:bookmark text:name="__DdeLink__1790_3846985925"/><text:bookmark text:name="__DdeLink__24771_4045591709"/><text:placeholder text:placeholder-type="text">&lt;for each="classes in (classes or '')"&gt;</text:placeholder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1">TURMA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Line93864742784768">
          <table:table-cell table:style-name="Table9.A1" office:value-type="string">
            <text:p text:style-name="P12">Área:</text:p>
          </table:table-cell>
          <table:table-cell table:style-name="Table9.B1" office:value-type="string">
            <text:p text:style-name="P14"><text:placeholder text:placeholder-type="text" text:description="Área">&lt;classes.studyplan.area.name&gt;</text:placeholder></text:p>
          </table:table-cell>
        </table:table-row>
        <table:table-row table:style-name="TableLine93864741137152">
          <table:table-cell table:style-name="Table9.A2" office:value-type="string">
            <text:p text:style-name="P12">Curso:</text:p>
          </table:table-cell>
          <table:table-cell table:style-name="Table9.B2" office:value-type="string">
            <text:p text:style-name="P14"><text:placeholder text:placeholder-type="text" text:description="Curso">&lt;classes.studyplan.course.name&gt;</text:placeholder></text:p>
          </table:table-cell>
        </table:table-row>
        <table:table-row table:style-name="TableLine93864747157248">
          <table:table-cell table:style-name="Table9.A2" office:value-type="string">
            <text:p text:style-name="P5"><text:span text:style-name="T12">Plano de </text:span><text:span text:style-name="T13">e</text:span><text:span text:style-name="T12">studo</text:span><text:span text:style-name="T9">:</text:span></text:p>
          </table:table-cell>
          <table:table-cell table:style-name="Table9.B2" office:value-type="string">
            <text:p text:style-name="P5"><text:bookmark-start text:name="__DdeLink__1349_3846985925211"/><text:placeholder text:placeholder-type="text" text:description="Nome">&lt;classes.studyplan.name&gt;</text:placeholder><text:bookmark-end text:name="__DdeLink__1349_3846985925211"/></text:p>
          </table:table-cell>
        </table:table-row>
        <table:table-row table:style-name="TableLine93864743097120">
          <table:table-cell table:style-name="Table9.A2" office:value-type="string">
            <text:p text:style-name="P5"><text:span text:style-name="T11">Classe</text:span><text:span text:style-name="T9">:</text:span></text:p>
          </table:table-cell>
          <table:table-cell table:style-name="Table9.B2" office:value-type="string">
            <text:p text:style-name="P5"><text:placeholder text:placeholder-type="text" text:description="Nome">&lt;classes.classe.name&gt;</text:placeholder></text:p>
          </table:table-cell>
        </table:table-row>
        <table:table-row table:style-name="TableLine93864755833264">
          <table:table-cell table:style-name="Table9.A2" office:value-type="string">
            <text:p text:style-name="P5"><text:span text:style-name="T11">Período</text:span><text:span text:style-name="T9">:</text:span></text:p>
          </table:table-cell>
          <table:table-cell table:style-name="Table9.B2" office:value-type="string">
            <text:p text:style-name="P5"><text:placeholder text:placeholder-type="text" text:description="Nome">&lt;classes.time_course.name&gt;</text:placeholder></text:p>
          </table:table-cell>
        </table:table-row>
        <table:table-row table:style-name="TableLine93864761932832">
          <table:table-cell table:style-name="Table9.A2" office:value-type="string">
            <text:p text:style-name="P5"><text:span text:style-name="T12">Modalidade</text:span><text:span text:style-name="T9">:</text:span></text:p>
          </table:table-cell>
          <table:table-cell table:style-name="Table9.B2" office:value-type="string">
            <text:p text:style-name="P5"><text:placeholder text:placeholder-type="text" text:description="Nome">&lt;classes.modality.name&gt;</text:placeholder></text:p>
          </table:table-cell>
        </table:table-row>
        <table:table-row table:style-name="TableLine93864626590208">
          <table:table-cell table:style-name="Table9.A2" office:value-type="string">
            <text:p text:style-name="P5"><text:span text:style-name="T12">Nº </text:span><text:span text:style-name="T13">máximo</text:span><text:span text:style-name="T12"> de </text:span><text:span text:style-name="T13">d</text:span><text:span text:style-name="T12">ocentes</text:span><text:span text:style-name="T9">:</text:span></text:p>
          </table:table-cell>
          <table:table-cell table:style-name="Table9.B2" office:value-type="string">
            <text:p text:style-name="P5"><text:placeholder text:placeholder-type="text" text:description="Nome">&lt;classes.max_teacher&gt;</text:placeholder></text:p>
          </table:table-cell>
        </table:table-row>
        <table:table-row table:style-name="TableLine93864753190656">
          <table:table-cell table:style-name="Table9.A8" office:value-type="string">
            <text:p text:style-name="P5"><text:span text:style-name="T12">Nº </text:span><text:span text:style-name="T13">máximo</text:span><text:span text:style-name="T12"> de </text:span><text:span text:style-name="T13">d</text:span><text:span text:style-name="T12">iscentes</text:span><text:span text:style-name="T9">:</text:span></text:p>
          </table:table-cell>
          <table:table-cell table:style-name="Table9.B8" office:value-type="string">
            <text:p text:style-name="P5"><text:placeholder text:placeholder-type="text" text:description="Nome">&lt;classes.max_student&gt;</text:placeholder></text:p>
          </table:table-cell>
        </table:table-row>
      </table:table>
      <text:p text:style-name="P31"><text:bookmark text:name="__DdeLink__3904_3846985925"/><text:bookmark text:name="__DdeLink__310_4045591709"/><text:placeholder text:placeholder-type="text">&lt;if test="classes.classe_timerule"&gt;</text:placeholder></text:p>
      <text:p text:style-name="P3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HORÁRIO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column table:style-name="Table7.G"/>
        <table:table-row table:style-name="TableLine93864755551232">
          <table:table-cell table:style-name="Table7.A1" office:value-type="string">
            <text:p text:style-name="P42">TEMPO</text:p>
          </table:table-cell>
          <table:table-cell table:style-name="Table7.B1" office:value-type="string">
            <text:p text:style-name="P42">SEGUNDA-FEIRA</text:p>
          </table:table-cell>
          <table:table-cell table:style-name="Table7.C1" office:value-type="string">
            <text:p text:style-name="P42">TERÇA-FEIRA</text:p>
          </table:table-cell>
          <table:table-cell table:style-name="Table7.D1" office:value-type="string">
            <text:p text:style-name="P42">QUARTA-FEIRA</text:p>
          </table:table-cell>
          <table:table-cell table:style-name="Table7.E1" office:value-type="string">
            <text:p text:style-name="P42">QUINTA-FEIRA</text:p>
          </table:table-cell>
          <table:table-cell table:style-name="Table7.F1" office:value-type="string">
            <text:p text:style-name="P42">SEXTA-FEIRA</text:p>
          </table:table-cell>
          <table:table-cell table:style-name="Table7.G1" office:value-type="string">
            <text:p text:style-name="P42">SÁBADO</text:p>
          </table:table-cell>
        </table:table-row>
      </table:table>
      <text:p text:style-name="P8"><text:bookmark text:name="__DdeLink__22984_4045591709"/><text:placeholder text:placeholder-type="text">&lt;for each="time in (classes.classe_timerule or '')"&gt;</text:placeholder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column table:style-name="Table8.G"/>
        <table:table-row table:style-name="TableLine93864755916688">
          <table:table-cell table:style-name="Table8.A1" office:value-type="string">
            <text:p text:style-name="P21"><text:bookmark-start text:name="__DdeLink__26381_4045591709"/><text:placeholder text:placeholder-type="text" text:description="Nome">&lt;time.lesson_time.name&gt;</text:placeholder><text:bookmark-end text:name="__DdeLink__26381_4045591709"/></text:p>
            <text:p text:style-name="P19"><text:placeholder text:placeholder-type="text" text:description="Nome">&lt;time.start_lesson.strftime('%H:%M')&gt;</text:placeholder>/<text:placeholder text:placeholder-type="text" text:description="Nome">&lt;time.end_lesson.strftime('%H:%M')&gt;</text:placeholder></text:p>
          </table:table-cell>
          <table:table-cell table:style-name="Table8.A1" office:value-type="string">
            <text:p text:style-name="P37"><text:bookmark-start text:name="__DdeLink__15747_1237831906"/><text:bookmark-start text:name="__DdeLink__414_1932907637"/><text:placeholder text:placeholder-type="text">&lt;if test="time.mon"&gt;</text:placeholder><text:bookmark-end text:name="__DdeLink__15747_1237831906"/></text:p>
            <text:p text:style-name="P20"><text:placeholder text:placeholder-type="text" text:description="Nome">&lt;time.mon.discipline.name&gt;</text:placeholder></text:p>
            <text:p text:style-name="P37"><text:bookmark-start text:name="__DdeLink__15752_1237831906"/><text:placeholder text:placeholder-type="text">&lt;/if&gt;</text:placeholder><text:bookmark-end text:name="__DdeLink__15752_1237831906"/><text:bookmark-end text:name="__DdeLink__414_1932907637"/></text:p>
            <text:p text:style-name="P38"><text:placeholder text:placeholder-type="text">&lt;if test="time.mon_room"&gt;</text:placeholder></text:p>
            <text:p text:style-name="P18"><text:placeholder text:placeholder-type="text" text:description="Nome">&lt;time.mon_room.name&gt;</text:placeholder></text:p>
            <text:p text:style-name="P38"><text:placeholder text:placeholder-type="text">&lt;/if&gt;</text:placeholder></text:p>
          </table:table-cell>
          <table:table-cell table:style-name="Table8.A1" office:value-type="string">
            <text:p text:style-name="P37"><text:bookmark-start text:name="__DdeLink__976_1932907637"/><text:bookmark-start text:name="__DdeLink__28776_4045591709"/><text:placeholder text:placeholder-type="text">&lt;if test="time.tue"&gt;</text:placeholder><text:bookmark-end text:name="__DdeLink__28776_4045591709"/></text:p>
            <text:p text:style-name="P20"><text:placeholder text:placeholder-type="text" text:description="Nome">&lt;time.tue.discipline.name&gt;</text:placeholder></text:p>
            <text:p text:style-name="P37"><text:bookmark-start text:name="__DdeLink__28781_4045591709"/><text:placeholder text:placeholder-type="text">&lt;/if&gt;</text:placeholder><text:bookmark-end text:name="__DdeLink__28781_4045591709"/><text:bookmark-end text:name="__DdeLink__976_1932907637"/></text:p>
            <text:p text:style-name="P34"><text:bookmark-start text:name="__DdeLink__28776_40455917091"/><text:placeholder text:placeholder-type="text">&lt;if test="time.tue_room"&gt;</text:placeholder><text:bookmark-end text:name="__DdeLink__28776_40455917091"/></text:p>
            <text:p text:style-name="P17"><text:placeholder text:placeholder-type="text" text:description="Nome">&lt;time.tue_room.name&gt;</text:placeholder></text:p>
            <text:p text:style-name="P34"><text:bookmark-start text:name="__DdeLink__28781_40455917091"/><text:placeholder text:placeholder-type="text">&lt;/if&gt;</text:placeholder><text:bookmark-end text:name="__DdeLink__28781_40455917091"/></text:p>
          </table:table-cell>
          <table:table-cell table:style-name="Table8.A1" office:value-type="string">
            <text:p text:style-name="P37"><text:bookmark-start text:name="__DdeLink__991_1932907637"/><text:bookmark-start text:name="__DdeLink__28766_4045591709"/><text:placeholder text:placeholder-type="text">&lt;if test="time.wed"&gt;</text:placeholder><text:bookmark-end text:name="__DdeLink__28766_4045591709"/></text:p>
            <text:p text:style-name="P20"><text:placeholder text:placeholder-type="text" text:description="Nome">&lt;time.wed.discipline.name&gt;</text:placeholder></text:p>
            <text:p text:style-name="P37"><text:bookmark-start text:name="__DdeLink__28771_4045591709"/><text:placeholder text:placeholder-type="text">&lt;/if&gt;</text:placeholder><text:bookmark-end text:name="__DdeLink__28771_4045591709"/><text:bookmark-end text:name="__DdeLink__991_1932907637"/></text:p>
            <text:p text:style-name="P34"><text:bookmark-start text:name="__DdeLink__28766_40455917091"/><text:placeholder text:placeholder-type="text">&lt;if test="time.wed_room"&gt;</text:placeholder><text:bookmark-end text:name="__DdeLink__28766_40455917091"/></text:p>
            <text:p text:style-name="P17"><text:placeholder text:placeholder-type="text" text:description="Nome">&lt;time.wed_room.name&gt;</text:placeholder></text:p>
            <text:p text:style-name="P34"><text:bookmark-start text:name="__DdeLink__28771_40455917091"/><text:placeholder text:placeholder-type="text">&lt;/if&gt;</text:placeholder><text:bookmark-end text:name="__DdeLink__28771_40455917091"/></text:p>
          </table:table-cell>
          <table:table-cell table:style-name="Table8.A1" office:value-type="string">
            <text:p text:style-name="P37"><text:bookmark-start text:name="__DdeLink__1006_1932907637"/><text:bookmark-start text:name="__DdeLink__28756_4045591709"/><text:placeholder text:placeholder-type="text">&lt;if test="time.thu"&gt;</text:placeholder><text:bookmark-end text:name="__DdeLink__28756_4045591709"/></text:p>
            <text:p text:style-name="P20"><text:placeholder text:placeholder-type="text" text:description="Nome">&lt;time.thu.discipline.name&gt;</text:placeholder></text:p>
            <text:p text:style-name="P37"><text:bookmark-start text:name="__DdeLink__28761_4045591709"/><text:placeholder text:placeholder-type="text">&lt;/if&gt;</text:placeholder><text:bookmark-end text:name="__DdeLink__28761_4045591709"/><text:bookmark-end text:name="__DdeLink__1006_1932907637"/></text:p>
            <text:p text:style-name="P34"><text:bookmark-start text:name="__DdeLink__28756_40455917091"/><text:placeholder text:placeholder-type="text">&lt;if test="time.thu_room"&gt;</text:placeholder><text:bookmark-end text:name="__DdeLink__28756_40455917091"/></text:p>
            <text:p text:style-name="P17"><text:placeholder text:placeholder-type="text" text:description="Nome">&lt;time.thu_room.name&gt;</text:placeholder></text:p>
            <text:p text:style-name="P34"><text:bookmark-start text:name="__DdeLink__28761_40455917091"/><text:placeholder text:placeholder-type="text">&lt;/if&gt;</text:placeholder><text:bookmark-end text:name="__DdeLink__28761_40455917091"/></text:p>
          </table:table-cell>
          <table:table-cell table:style-name="Table8.A1" office:value-type="string">
            <text:p text:style-name="P36"><text:bookmark-start text:name="__DdeLink__1021_1932907637"/><text:bookmark-start text:name="__DdeLink__28746_4045591709"/><text:placeholder text:placeholder-type="text">&lt;if test="time.fri"&gt;</text:placeholder><text:bookmark-end text:name="__DdeLink__28746_4045591709"/></text:p>
            <text:p text:style-name="P20"><text:placeholder text:placeholder-type="text" text:description="Nome">&lt;time.fri.discipline.name&gt;</text:placeholder></text:p>
            <text:p text:style-name="P36"><text:bookmark-start text:name="__DdeLink__28751_4045591709"/><text:placeholder text:placeholder-type="text">&lt;/if&gt;</text:placeholder><text:bookmark-end text:name="__DdeLink__28751_4045591709"/><text:bookmark-end text:name="__DdeLink__1021_1932907637"/></text:p>
            <text:p text:style-name="P34"><text:bookmark-start text:name="__DdeLink__28746_40455917091"/><text:placeholder text:placeholder-type="text">&lt;if test="time.fri_room"&gt;</text:placeholder><text:bookmark-end text:name="__DdeLink__28746_40455917091"/></text:p>
            <text:p text:style-name="P17"><text:placeholder text:placeholder-type="text" text:description="Nome">&lt;time.fri_room.name&gt;</text:placeholder></text:p>
            <text:p text:style-name="P34"><text:bookmark-start text:name="__DdeLink__28751_40455917091"/><text:placeholder text:placeholder-type="text">&lt;/if&gt;</text:placeholder><text:bookmark-end text:name="__DdeLink__28751_40455917091"/></text:p>
          </table:table-cell>
          <table:table-cell table:style-name="Table8.G1" office:value-type="string">
            <text:p text:style-name="P35"><text:bookmark-start text:name="__DdeLink__1036_1932907637"/><text:bookmark-start text:name="__DdeLink__28234_4045591709"/><text:placeholder text:placeholder-type="text">&lt;if test="time.sat"&gt;</text:placeholder><text:bookmark-end text:name="__DdeLink__28234_4045591709"/></text:p>
            <text:p text:style-name="P20"><text:placeholder text:placeholder-type="text" text:description="Nome">&lt;time.sat.discipline.name&gt;</text:placeholder></text:p>
            <text:p text:style-name="P35"><text:bookmark-start text:name="__DdeLink__28239_4045591709"/><text:placeholder text:placeholder-type="text">&lt;/if&gt;</text:placeholder><text:bookmark-end text:name="__DdeLink__28239_4045591709"/><text:bookmark-end text:name="__DdeLink__1036_1932907637"/></text:p>
            <text:p text:style-name="P34"><text:bookmark-start text:name="__DdeLink__28234_40455917091"/><text:placeholder text:placeholder-type="text">&lt;if test="time.sat_room"&gt;</text:placeholder><text:bookmark-end text:name="__DdeLink__28234_40455917091"/></text:p>
            <text:p text:style-name="P17"><text:placeholder text:placeholder-type="text" text:description="Nome">&lt;time.sat_room.name&gt;</text:placeholder></text:p>
            <text:p text:style-name="P34"><text:bookmark-start text:name="__DdeLink__28239_40455917091"/><text:placeholder text:placeholder-type="text">&lt;/if&gt;</text:placeholder><text:bookmark-end text:name="__DdeLink__28239_40455917091"/></text:p>
          </table:table-cell>
        </table:table-row>
      </table:table>
      <text:p text:style-name="P8"><text:placeholder text:placeholder-type="text">&lt;/for&gt;</text:placeholder></text:p>
      <text:p text:style-name="P31"><text:placeholder text:placeholder-type="text">&lt;/if&gt;</text:placeholder></text:p>
      <text:p text:style-name="P13"/>
      <text:p text:style-name="P30"><text:bookmark-start text:name="__DdeLink__16939_1237831906"/><text:placeholder text:placeholder-type="text">&lt;if test="classes.classe_teacher"&gt;</text:placeholder><text:bookmark-end text:name="__DdeLink__16939_1237831906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LISTA DE DOC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3864755693808">
          <table:table-cell table:style-name="Table5.A1" office:value-type="string">
            <text:p text:style-name="P41">NOME</text:p>
          </table:table-cell>
          <table:table-cell table:style-name="Table5.B1" office:value-type="string">
            <text:p text:style-name="P41">ESTADO</text:p>
          </table:table-cell>
        </table:table-row>
      </table:table>
      <text:p text:style-name="P7"><text:bookmark-start text:name="__DdeLink__26366_4045591709"/><text:soft-page-break/><text:placeholder text:placeholder-type="text">&lt;for each="teacher in (classes.classe_teacher or '')"&gt;</text:placeholder><text:bookmark-end text:name="__DdeLink__26366_4045591709"/><text:bookmark text:name="__DdeLink__6756_404559170911"/></text:p>
      <table:table table:name="Table6" table:style-name="Table6">
        <table:table-column table:style-name="Table6.A"/>
        <table:table-column table:style-name="Table6.B"/>
        <table:table-row table:style-name="TableLine93864622965888">
          <table:table-cell table:style-name="Table6.A1" office:value-type="string">
            <text:p text:style-name="P4"><text:placeholder text:placeholder-type="text" text:description="Nome">&lt;teacher.employee.party.name&gt;</text:placeholder></text:p>
          </table:table-cell>
          <table:table-cell table:style-name="Table6.B1" office:value-type="string">
            <text:p text:style-name="P4"><text:bookmark-start text:name="__DdeLink__1349_38469859251122"/><text:bookmark-start text:name="__DdeLink__26376_4045591709"/><text:bookmark-start text:name="__DdeLink__1349_38469859251111"/><text:placeholder text:placeholder-type="text" text:description="Nome">&lt;teacher.state.name&gt;</text:placeholder><text:bookmark-end text:name="__DdeLink__1349_38469859251122"/><text:bookmark-end text:name="__DdeLink__26376_4045591709"/><text:bookmark-end text:name="__DdeLink__1349_38469859251111"/></text:p>
          </table:table-cell>
        </table:table-row>
      </table:table>
      <text:p text:style-name="P7"><text:bookmark-start text:name="__DdeLink__26371_4045591709"/><text:placeholder text:placeholder-type="text">&lt;/for&gt;</text:placeholder><text:bookmark-end text:name="__DdeLink__26371_4045591709"/></text:p>
      <text:p text:style-name="P30"><text:bookmark-start text:name="__DdeLink__16944_1237831906"/><text:placeholder text:placeholder-type="text">&lt;/if&gt;</text:placeholder><text:bookmark-end text:name="__DdeLink__16944_1237831906"/></text:p>
      <text:p text:style-name="P30"/>
      <text:p text:style-name="P29"><text:placeholder text:placeholder-type="text">&lt;if test="classes.classe_student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LISTA DE DISCENTES</text:p>
          </table:table-cell>
        </table:table-row>
      </table:table>
      <table:table table:name="DiscentesLista" table:style-name="DiscentesLista">
        <table:table-column table:style-name="DiscentesLista.A"/>
        <table:table-column table:style-name="DiscentesLista.B"/>
        <table:table-column table:style-name="DiscentesLista.C"/>
        <table:table-row table:style-name="TableLine93864692298912">
          <table:table-cell table:style-name="DiscentesLista.A1" office:value-type="string">
            <text:p text:style-name="P40">NOME</text:p>
          </table:table-cell>
          <table:table-cell table:style-name="DiscentesLista.A1" office:value-type="string">
            <text:p text:style-name="P40">ESTADO</text:p>
          </table:table-cell>
          <table:table-cell table:style-name="DiscentesLista.C1" office:value-type="string">
            <text:p text:style-name="P40">TIPO</text:p>
          </table:table-cell>
        </table:table-row>
      </table:table>
      <text:p text:style-name="P6"><text:bookmark-start text:name="__DdeLink__25070_4045591709"/><text:placeholder text:placeholder-type="text">&lt;for each="student in (classes.classe_student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3864624156720">
          <table:table-cell table:style-name="Table4.A1" office:value-type="string">
            <text:p text:style-name="P3"><text:placeholder text:placeholder-type="text" text:description="Nome">&lt;student.student.party.name&gt;</text:placeholder></text:p>
          </table:table-cell>
          <table:table-cell table:style-name="Table4.A1" office:value-type="string">
            <text:p text:style-name="P3"><text:bookmark-start text:name="__DdeLink__1349_3846985925112"/><text:placeholder text:placeholder-type="text" text:description="Nome">&lt;student.state.name&gt;</text:placeholder><text:bookmark-end text:name="__DdeLink__1349_3846985925112"/></text:p>
          </table:table-cell>
          <table:table-cell table:style-name="Table4.C1" office:value-type="string">
            <text:p text:style-name="P3"><text:placeholder text:placeholder-type="text" text:description="Nome">&lt;student.type.name&gt;</text:placeholder></text:p>
          </table:table-cell>
        </table:table-row>
      </table:table>
      <text:p text:style-name="P2"><text:bookmark-end text:name="__DdeLink__25070_4045591709"/><text:bookmark-end text:name="__DdeLink__25790_4045591709"/><text:placeholder text:placeholder-type="text">&lt;/for&gt;</text:placeholder></text:p>
      <text:p text:style-name="P32"><text:placeholder text:placeholder-type="text">&lt;/if&gt;</text:placeholder></text:p>
      <text:p text:style-name="P32"/>
      <text:p text:style-name="P33"><text:span text:style-name="T5">O</text:span><text:span text:style-name="T6">(a)</text:span><text:span text:style-name="T5"> </text:span><text:span text:style-name="T7">Subdiretor</text:span><text:span text:style-name="T6">(a)</text:span><text:span text:style-name="T5"> Pedagógico</text:span><text:span text:style-name="T6">(a)</text:span></text:p>
      <text:p text:style-name="P39"><text:tab/></text:p>
      <text:p text:style-name="P43"/>
      <text:p text:style-name="P15"><text:span text:style-name="T14">Documento </text:span><text:bookmark-start text:name="__DdeLink__1831_38469859251"/><text:span text:style-name="T14">g</text:span><text:bookmark-end text:name="__DdeLink__1831_38469859251"/><text:span text:style-name="T10">erado </text:span><text:span text:style-name="T15">a</text:span><text:span text:style-name="T8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fo:color="#5983b0" style:font-name="Times New Roman" fo:font-size="12pt" fo:font-weight="bold" officeooo:paragraph-rsid="00a0abc8" style:font-size-asian="12pt" style:font-weight-asian="bold" style:font-size-complex="12pt"/>
    </style:style>
    <style:style style:name="MP2" style:family="paragraph" style:parent-style-name="Standard">
      <style:text-properties officeooo:paragraph-rsid="00a0abc8"/>
    </style:style>
    <style:style style:name="MP3" style:family="paragraph" style:parent-style-name="Table_20_Contents">
      <style:text-properties fo:language="pt" fo:country="BR" officeooo:paragraph-rsid="00a0abc8"/>
    </style:style>
    <style:style style:name="MP4" style:family="paragraph" style:parent-style-name="Heading_20_1">
      <style:paragraph-properties fo:text-align="end" style:justify-single-word="false"/>
      <style:text-properties fo:font-size="2pt" fo:language="pt" fo:country="BR" officeooo:paragraph-rsid="00a0abc8" style:font-size-asian="1.75pt" style:font-size-complex="2pt"/>
    </style:style>
    <style:style style:name="MP5" style:family="paragraph" style:parent-style-name="Heading_20_1">
      <style:paragraph-properties fo:margin-top="0cm" fo:margin-bottom="0cm" loext:contextual-spacing="false" fo:text-align="end" style:justify-single-word="false"/>
      <style:text-properties fo:language="pt" fo:country="BR" officeooo:rsid="00a0abc8" officeooo:paragraph-rsid="00a0abc8"/>
    </style:style>
    <style:style style:name="MT1" style:family="text">
      <style:text-properties fo:language="pt" fo:country="BR" officeooo:rsid="001aff17"/>
    </style:style>
    <style:style style:name="MT2" style:family="text">
      <style:text-properties fo:font-weight="bold" officeooo:rsid="001e8de6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"><draw:frame draw:style-name="Mfr1" draw:name="Image2" text:anchor-type="char" svg:x="0.908cm" svg:y="0.023cm" svg:width="6.488cm" svg:height="2.907cm" draw:z-index="1"><draw:image xlink:href="Pictures/1000000000000D55000005FA6276F6EE2380D0AD.jpg" xlink:type="simple" xlink:show="embed" xlink:actuate="onLoad" loext:mime-type="image/jpeg"/></draw:frame></text:p>
              <text:p text:style-name="MP3"/>
            </table:table-cell>
            <table:table-cell table:style-name="Table10.B1" office:value-type="string">
              <text:p text:style-name="MP4"/>
              <text:p text:style-name="MP5"><text:span text:style-name="MT2">F</text:span><text:span text:style-name="MT3">ICHA DA TURMA</text:span></text:p>
            </table:table-cell>
          </table:table-row>
        </table:table>
        <text:p text:style-name="MP2"/>
      </style:head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25:29.452132099</meta:creation-date>
    <meta:editing-cycles>146</meta:editing-cycles>
    <meta:editing-duration>PT9H14M6S</meta:editing-duration>
    <dc:date>2024-08-08T21:17:09.404844203</dc:date>
    <meta:generator>LibreOffice/6.4.7.2$Linux_X86_64 LibreOffice_project/40$Build-2</meta:generator>
    <meta:document-statistic meta:table-count="12" meta:image-count="1" meta:object-count="0" meta:page-count="2" meta:paragraph-count="93" meta:word-count="147" meta:character-count="1721" meta:non-whitespace-character-count="1665"/>
  </office:meta>
</office:document-meta>
</file>